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1" fo:text-indent="0in" style:auto-text-indent="false" style:writing-mode="lr-tb"/>
      <style:text-properties officeooo:paragraph-rsid="00140014"/>
    </style:style>
    <style:style style:name="P2" style:family="paragraph" style:parent-style-name="Preformatted_20_Text">
      <style:paragraph-properties fo:orphans="1" style:writing-mode="lr-tb"/>
      <style:text-properties officeooo:paragraph-rsid="00140014"/>
    </style:style>
    <style:style style:name="P3" style:family="paragraph" style:parent-style-name="Preformatted_20_Text">
      <style:paragraph-properties fo:margin-top="0in" fo:margin-bottom="0.1965in" style:contextual-spacing="false" fo:orphans="1" style:writing-mode="lr-tb"/>
      <style:text-properties officeooo:paragraph-rsid="00140014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40014"/>
    </style:style>
    <style:style style:name="P5" style:family="paragraph" style:parent-style-name="Preformatted_20_Text">
      <style:paragraph-properties fo:orphans="1"/>
      <style:text-properties officeooo:paragraph-rsid="00140014"/>
    </style:style>
    <style:style style:name="P6" style:family="paragraph" style:parent-style-name="Text_20_body">
      <style:paragraph-properties fo:orphans="1"/>
      <style:text-properties officeooo:paragraph-rsid="001400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# Step 5: Refining Hodge Structuring Using Higher-Dimensional COM Modularity</text:span></text:p>
      <text:p text:style-name="P2"/>
      <text:p text:style-name="P2"><text:span text:style-name="Source_20_Text"># Define a function to compute structured modular formations in higher-dimensional Hodge cycles</text:span></text:p>
      <text:p text:style-name="P2"><text:span text:style-name="Source_20_Text">def com_hodge_higher_dim(x, y, z, w, alpha=0.1, beta=0.2, gamma=0.05, delta=0.03):</text:span></text:p>
      <text:p text:style-name="P2"><text:span text:style-name="Source_20_Text"><text:s text:c="4"/>"""Extends COM modular scaling to higher-dimensional Hodge structuring."""</text:span></text:p>
      <text:p text:style-name="P2"><text:span text:style-name="Source_20_Text"><text:s text:c="4"/>return np.cos(alpha * x) + np.sin(beta * y) + np.exp(-gamma * np.abs(z) * np.log1p(np.abs(x*y*z))) + delta * np.tanh(w)</text:span></text:p>
      <text:p text:style-name="P2"/>
      <text:p text:style-name="P2"><text:span text:style-name="Source_20_Text"># Generate additional higher-dimensional modular field</text:span></text:p>
      <text:p text:style-name="P2"><text:span text:style-name="Source_20_Text">w_vals_hodge = np.linspace(-2, 2, 100)</text:span></text:p>
      <text:p text:style-name="P2"><text:span text:style-name="Source_20_Text">W_hodge = np.tile(w_vals_hodge, (100, 100, 1)).T <text:s/># Expand into higher-dimensional grid</text:span></text:p>
      <text:p text:style-name="P2"/>
      <text:p text:style-name="P2"><text:span text:style-name="Source_20_Text"># Compute higher-dimensional structured Hodge cycles using COM scaling</text:span></text:p>
      <text:p text:style-name="P2"><text:span text:style-name="Source_20_Text">Hodge_COM_higher_dim = com_hodge_higher_dim(X_hodge, Y_hodge, Z_hodge, W_hodge)</text:span></text:p>
      <text:p text:style-name="P2"/>
      <text:p text:style-name="P2"><text:span text:style-name="Source_20_Text"># Compute higher-dimensional modular energy distributions for Hodge structures</text:span></text:p>
      <text:p text:style-name="P2"><text:span text:style-name="Source_20_Text">hodge_COM_higher_dim_energy = np.abs(Hodge_COM_higher_dim)</text:span></text:p>
      <text:p text:style-name="P2"/>
      <text:p text:style-name="P2"><text:span text:style-name="Source_20_Text"># Return refined higher-dimensional modular structuring for Hodge classes</text:span></text:p>
      <text:p text:style-name="P3"><text:span text:style-name="Source_20_Text">hodge_COM_higher_dim_energy</text:span></text:p>
      <text:p text:style-name="P6">Result</text:p>
      <text:p text:style-name="P5">array([[[1.36446897, 1.36947297, 1.37447473, ..., 1.37447473,</text:p>
      <text:p text:style-name="P5"><text:s text:c="9"/>1.36947297, 1.36446897],</text:p>
      <text:p text:style-name="P5"><text:s text:c="8"/>[1.3667196 , 1.37169974, 1.37667725, ..., 1.37667725,</text:p>
      <text:p text:style-name="P5"><text:s text:c="9"/>1.37169974, 1.3667196 ],</text:p>
      <text:p text:style-name="P5"><text:s text:c="8"/>[1.36898381, 1.37393948, 1.37889212, ..., 1.37889212,</text:p>
      <text:p text:style-name="P5"><text:s text:c="9"/>1.37393948, 1.36898381],</text:p>
      <text:p text:style-name="P5"><text:s text:c="8"/>...,</text:p>
      <text:p text:style-name="P5"><text:s text:c="8"/>[1.36898381, 1.37393948, 1.37889212, ..., 1.37889212,</text:p>
      <text:p text:style-name="P5"><text:s text:c="9"/>1.37393948, 1.36898381],</text:p>
      <text:p text:style-name="P5"><text:s text:c="8"/>[1.3667196 , 1.37169974, 1.37667725, ..., 1.37667725,</text:p>
      <text:p text:style-name="P5"><text:s text:c="9"/>1.37169974, 1.3667196 ],</text:p>
      <text:p text:style-name="P5"><text:s text:c="8"/>[1.36446897, 1.36947297, 1.37447473, ..., 1.37447473,</text:p>
      <text:p text:style-name="P5"><text:s text:c="9"/>1.36947297, 1.36446897]],</text:p>
      <text:p text:style-name="P5"/>
      <text:p text:style-name="P5"><text:s text:c="7"/>[[1.37346951, 1.37844964, 1.38342716, ..., 1.38342716,</text:p>
      <text:p text:style-name="P5"><text:s text:c="9"/>1.37844964, 1.37346951],</text:p>
      <text:p text:style-name="P5"><text:s text:c="8"/>[1.37571941, 1.38067558, 1.38562873, ..., 1.38562873,</text:p>
      <text:p text:style-name="P5"><text:s text:c="9"/>1.38067558, 1.37571941],</text:p>
      <text:p text:style-name="P5"><text:s text:c="8"/>[1.37798281, 1.3829144 , 1.38784258, ..., 1.38784258,</text:p>
      <text:p text:style-name="P5"><text:s text:c="9"/>1.3829144 , 1.37798281],</text:p>
      <text:p text:style-name="P5"><text:s text:c="8"/>...,</text:p>
      <text:p text:style-name="P5"><text:s text:c="8"/>[1.37798281, 1.3829144 , 1.38784258, ..., 1.38784258,</text:p>
      <text:p text:style-name="P5"><text:s text:c="9"/>1.3829144 , 1.37798281],</text:p>
      <text:p text:style-name="P5"><text:s text:c="8"/>[1.37571941, 1.38067558, 1.38562873, ..., 1.38562873,</text:p>
      <text:p text:style-name="P5"><text:s text:c="9"/>1.38067558, 1.37571941],</text:p>
      <text:p text:style-name="P5"><text:s text:c="8"/>[1.37346951, 1.37844964, 1.38342716, ..., 1.38342716,</text:p>
      <text:p text:style-name="P5"><text:s text:c="9"/>1.37844964, 1.37346951]],</text:p>
      <text:p text:style-name="P5"/>
      <text:p text:style-name="P5"><text:s text:c="7"/>[[1.38253176, 1.38748743, 1.39244008, ..., 1.39244008,</text:p>
      <text:p text:style-name="P5"><text:s text:c="9"/>1.38748743, 1.38253176],</text:p>
      <text:p text:style-name="P5"><text:s text:c="8"/>[1.38478086, 1.38971245, 1.39464063, ..., 1.39464063,</text:p>
      <text:p text:style-name="P5"><text:s text:c="9"/>1.38971245, 1.38478086],</text:p>
      <text:p text:style-name="P5"><text:s text:c="8"/>[1.38704335, 1.39195026, 1.39685335, ..., 1.39685335,</text:p>
      <text:p text:style-name="P5"><text:s text:c="9"/>1.39195026, 1.38704335],</text:p>
      <text:p text:style-name="P5"><text:soft-page-break/><text:s text:c="8"/>...,</text:p>
      <text:p text:style-name="P5"><text:s text:c="8"/>[1.38704335, 1.39195026, 1.39685335, ..., 1.39685335,</text:p>
      <text:p text:style-name="P5"><text:s text:c="9"/>1.39195026, 1.38704335],</text:p>
      <text:p text:style-name="P5"><text:s text:c="8"/>[1.38478086, 1.38971245, 1.39464063, ..., 1.39464063,</text:p>
      <text:p text:style-name="P5"><text:s text:c="9"/>1.38971245, 1.38478086],</text:p>
      <text:p text:style-name="P5"><text:s text:c="8"/>[1.38253176, 1.38748743, 1.39244008, ..., 1.39244008,</text:p>
      <text:p text:style-name="P5"><text:s text:c="9"/>1.38748743, 1.38253176]],</text:p>
      <text:p text:style-name="P5"/>
      <text:p text:style-name="P5"><text:s text:c="7"/>...,</text:p>
      <text:p text:style-name="P5"/>
      <text:p text:style-name="P5"><text:s text:c="7"/>[[2.1889674 , 2.19392307, 2.19887572, ..., 2.19887572,</text:p>
      <text:p text:style-name="P5"><text:s text:c="9"/>2.19392307, 2.1889674 ],</text:p>
      <text:p text:style-name="P5"><text:s text:c="8"/>[2.1912165 , 2.19614809, 2.20107627, ..., 2.20107627,</text:p>
      <text:p text:style-name="P5"><text:s text:c="9"/>2.19614809, 2.1912165 ],</text:p>
      <text:p text:style-name="P5"><text:s text:c="8"/>[2.19347899, 2.1983859 , 2.20328899, ..., 2.20328899,</text:p>
      <text:p text:style-name="P5"><text:s text:c="9"/>2.1983859 , 2.19347899],</text:p>
      <text:p text:style-name="P5"><text:s text:c="8"/>...,</text:p>
      <text:p text:style-name="P5"><text:s text:c="8"/>[2.19347899, 2.1983859 , 2.20328899, ..., 2.20328899,</text:p>
      <text:p text:style-name="P5"><text:s text:c="9"/>2.1983859 , 2.19347899],</text:p>
      <text:p text:style-name="P5"><text:s text:c="8"/>[2.1912165 , 2.19614809, 2.20107627, ..., 2.20107627,</text:p>
      <text:p text:style-name="P5"><text:s text:c="9"/>2.19614809, 2.1912165 ],</text:p>
      <text:p text:style-name="P5"><text:s text:c="8"/>[2.1889674 , 2.19392307, 2.19887572, ..., 2.19887572,</text:p>
      <text:p text:style-name="P5"><text:s text:c="9"/>2.19392307, 2.1889674 ]],</text:p>
      <text:p text:style-name="P5"/>
      <text:p text:style-name="P5"><text:s text:c="7"/>[[2.19505863, 2.20003877, 2.20501628, ..., 2.20501628,</text:p>
      <text:p text:style-name="P5"><text:s text:c="9"/>2.20003877, 2.19505863],</text:p>
      <text:p text:style-name="P5"><text:s text:c="8"/>[2.19730854, 2.20226471, 2.20721786, ..., 2.20721786,</text:p>
      <text:p text:style-name="P5"><text:s text:c="9"/>2.20226471, 2.19730854],</text:p>
      <text:p text:style-name="P5"><text:s text:c="8"/>[2.19957193, 2.20450352, 2.2094317 , ..., 2.2094317 ,</text:p>
      <text:p text:style-name="P5"><text:s text:c="9"/>2.20450352, 2.19957193],</text:p>
      <text:p text:style-name="P5"><text:s text:c="8"/>...,</text:p>
      <text:p text:style-name="P5"><text:s text:c="8"/>[2.19957193, 2.20450352, 2.2094317 , ..., 2.2094317 ,</text:p>
      <text:p text:style-name="P5"><text:s text:c="9"/>2.20450352, 2.19957193],</text:p>
      <text:p text:style-name="P5"><text:s text:c="8"/>[2.19730854, 2.20226471, 2.20721786, ..., 2.20721786,</text:p>
      <text:p text:style-name="P5"><text:s text:c="9"/>2.20226471, 2.19730854],</text:p>
      <text:p text:style-name="P5"><text:s text:c="8"/>[2.19505863, 2.20003877, 2.20501628, ..., 2.20501628,</text:p>
      <text:p text:style-name="P5"><text:s text:c="9"/>2.20003877, 2.19505863]],</text:p>
      <text:p text:style-name="P5"/>
      <text:p text:style-name="P5"><text:s text:c="7"/>[[2.20114731, 2.20615131, 2.21115307, ..., 2.21115307,</text:p>
      <text:p text:style-name="P5"><text:s text:c="9"/>2.20615131, 2.20114731],</text:p>
      <text:p text:style-name="P5"><text:s text:c="8"/>[2.20339794, 2.20837808, 2.21335559, ..., 2.21335559,</text:p>
      <text:p text:style-name="P5"><text:s text:c="9"/>2.20837808, 2.20339794],</text:p>
      <text:p text:style-name="P5"><text:s text:c="8"/>[2.20566215, 2.21061781, 2.21557046, ..., 2.21557046,</text:p>
      <text:p text:style-name="P5"><text:s text:c="9"/>2.21061781, 2.20566215],</text:p>
      <text:p text:style-name="P5"><text:s text:c="8"/>...,</text:p>
      <text:p text:style-name="P5"><text:s text:c="8"/>[2.20566215, 2.21061781, 2.21557046, ..., 2.21557046,</text:p>
      <text:p text:style-name="P5"><text:s text:c="9"/>2.21061781, 2.20566215],</text:p>
      <text:p text:style-name="P5"><text:s text:c="8"/>[2.20339794, 2.20837808, 2.21335559, ..., 2.21335559,</text:p>
      <text:p text:style-name="P5"><text:s text:c="9"/>2.20837808, 2.20339794],</text:p>
      <text:p text:style-name="P5"><text:s text:c="8"/>[2.20114731, 2.20615131, 2.21115307, ..., 2.21115307,</text:p>
      <text:p text:style-name="P4"><text:s text:c="9"/>2.20615131, 2.20114731]]]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2:38:34.392800062</meta:creation-date>
    <dc:date>2025-02-09T12:39:47.388097692</dc:date>
    <meta:editing-duration>PT1M13S</meta:editing-duration>
    <meta:editing-cycles>1</meta:editing-cycles>
    <meta:document-statistic meta:table-count="0" meta:image-count="0" meta:object-count="0" meta:page-count="2" meta:paragraph-count="94" meta:word-count="401" meta:character-count="4498" meta:non-whitespace-character-count="3528"/>
    <meta:generator>LibreOffice/24.2.7.2$Linux_X86_64 LibreOffice_project/420$Build-2</meta:generator>
  </office:meta>
</office:document-meta>
</file>